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34000002C6653242E4.svm" manifest:media-type=""/>
  <manifest:file-entry manifest:full-path="Pictures/20000001000005510000015FDF2A401F.svm" manifest:media-type=""/>
  <manifest:file-entry manifest:full-path="Pictures/2000000100000118000000D86AB3B7FE.svm" manifest:media-type=""/>
  <manifest:file-entry manifest:full-path="Pictures/20000002000002A800000096CC6E1D14.eps" manifest:media-type=""/>
  <manifest:file-entry manifest:full-path="Pictures/10000000000000200000002000309F1C.png" manifest:media-type="image/png"/>
  <manifest:file-entry manifest:full-path="Pictures/20000001000003340000031B3611E3BC.svm" manifest:media-type=""/>
  <manifest:file-entry manifest:full-path="Pictures/20000001000000D400000103D65A644B.svm" manifest:media-type=""/>
  <manifest:file-entry manifest:full-path="Pictures/200000010000018E0000012DD46A69DD.svm" manifest:media-type=""/>
  <manifest:file-entry manifest:full-path="Pictures/20000001000000ED000000D877E400B4.svm" manifest:media-type=""/>
  <manifest:file-entry manifest:full-path="Pictures/20000001000001570000012D05F98AF2.svm" manifest:media-type=""/>
  <manifest:file-entry manifest:full-path="Pictures/200000010000055D0000015FDE485813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left(\mu+1 \right)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left(\mu+1 \right)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r_o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R_d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10.361cm" svg:height="2.285cm" svg:x="1.48cm" svg:y="0.67cm">
          <draw:image xlink:href="Pictures/20000002000002A800000096CC6E1D14.eps" xlink:type="simple" xlink:show="embed" xlink:actuate="onLoad">
            <text:p/>
          </draw:image>
          <draw:glue-point draw:id="4" svg:x="-3.302cm" svg:y="-0.236cm"/>
          <draw:glue-point draw:id="5" svg:x="-3.642cm" svg:y="0.897cm"/>
          <draw:glue-point draw:id="6" svg:x="-3.271cm" svg:y="-0.84cm"/>
          <draw:glue-point draw:id="7" svg:x="-3.644cm" svg:y="0.306cm"/>
        </draw:frame>
        <draw:frame draw:style-name="gr2" draw:text-style-name="P1" draw:layer="layout" svg:width="0.476cm" svg:height="0.36cm" svg:x="11.46cm" svg:y="1.793cm">
          <draw:image xlink:href="Pictures/200000010000018E0000012DD46A69DD.svm" xlink:type="simple" xlink:show="embed" xlink:actuate="onLoad">
            <text:p/>
          </draw:image>
        </draw:frame>
        <draw:frame draw:style-name="gr3" draw:text-style-name="P1" draw:layer="layout" svg:width="0.406cm" svg:height="0.253cm" svg:x="11.824cm" svg:y="1.225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335cm" svg:height="0.258cm" svg:x="10.222cm" svg:y="1.622cm">
          <draw:image xlink:href="Pictures/2000000100000118000000D86AB3B7FE.svm" xlink:type="simple" xlink:show="embed" xlink:actuate="onLoad">
            <text:p/>
          </draw:image>
        </draw:frame>
        <draw:frame draw:style-name="gr5" draw:text-style-name="P1" draw:layer="layout" svg:width="1.632cm" svg:height="0.42cm" svg:x="8.237cm" svg:y="0.636cm">
          <draw:image xlink:href="Pictures/20000001000005510000015FDF2A401F.svm" xlink:type="simple" xlink:show="embed" xlink:actuate="onLoad">
            <text:p/>
          </draw:image>
        </draw:frame>
        <draw:frame draw:style-name="gr6" draw:text-style-name="P1" draw:layer="layout" svg:width="1.646cm" svg:height="0.42cm" svg:x="6.572cm" svg:y="1.787cm">
          <draw:image xlink:href="Pictures/200000010000055D0000015FDE485813.svm" xlink:type="simple" xlink:show="embed" xlink:actuate="onLoad">
            <text:p/>
          </draw:image>
        </draw:frame>
        <draw:frame draw:style-name="gr7" draw:text-style-name="P1" draw:layer="layout" svg:width="0.299cm" svg:height="0.258cm" svg:x="1.359cm" svg:y="1.833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283cm" svg:height="0.258cm" svg:x="2.384cm" svg:y="0.888cm">
          <draw:image xlink:href="Pictures/20000001000000ED000000D877E400B4.svm" xlink:type="simple" xlink:show="embed" xlink:actuate="onLoad">
            <text:p/>
          </draw:image>
        </draw:frame>
        <draw:frame draw:style-name="gr9" draw:text-style-name="P1" draw:layer="layout" svg:width="0.983cm" svg:height="0.851cm" svg:x="3.755cm" svg:y="0.351cm">
          <draw:image xlink:href="Pictures/2000000100000334000002C6653242E4.svm" xlink:type="simple" xlink:show="embed" xlink:actuate="onLoad">
            <text:p/>
          </draw:image>
        </draw:frame>
        <draw:frame draw:style-name="gr10" draw:text-style-name="P1" draw:layer="layout" svg:width="0.983cm" svg:height="0.953cm" svg:x="4.847cm" svg:y="1.356cm">
          <draw:image xlink:href="Pictures/20000001000003340000031B3611E3BC.svm" xlink:type="simple" xlink:show="embed" xlink:actuate="onLoad">
            <text:p/>
          </draw:image>
        </draw:frame>
        <draw:frame draw:style-name="gr11" draw:text-style-name="P2" draw:layer="layout" svg:width="0.937cm" svg:height="0.911cm" svg:x="6.327cm" svg:y="0.388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cm" svg:height="0.911cm" svg:x="0.444cm" svg:y="0.388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253cm" svg:height="0.31cm" svg:x="3.01cm" svg:y="0.586cm">
          <draw:image xlink:href="Pictures/20000001000000D400000103D65A644B.svm" xlink:type="simple" xlink:show="embed" xlink:actuate="onLoad">
            <text:p/>
          </draw:image>
        </draw:frame>
        <draw:connector draw:style-name="gr13" draw:text-style-name="P1" draw:layer="layout" draw:line-skew="-1.827cm -9.425cm 1.458cm" svg:x1="2.885cm" svg:y1="1.881cm" svg:x2="3.271cm" svg:y2="1.621cm" draw:start-shape="id1" draw:start-glue-point="7" draw:end-shape="id1" draw:end-glue-point="6" svg:d="m2885 1881v-253h31v0h355v-7">
          <text:p/>
        </draw:connector>
        <draw:frame draw:style-name="gr14" draw:text-style-name="P1" draw:layer="layout" svg:width="0.41cm" svg:height="0.36cm" svg:x="2.697cm" svg:y="2.027cm">
          <draw:image xlink:href="Pictures/20000001000001570000012D05F98AF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30T13:39:43</meta:creation-date>
    <meta:editing-duration>PT23M10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30T15:06:12</dc:date>
    <dc:creator>kkk </dc:creator>
    <meta:document-statistic meta:object-count="15"/>
    <meta:template xlink:type="simple" xlink:actuate="onRequest" xlink:title="kkkFigures" xlink:href="../../../../../.libreoffice/3/user/template/kkkFigures.otg" meta:date="2014-07-30T13:39:42"/>
  </office:meta>
</office:document-meta>
</file>